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trieval Practice: studietip</text:p>
          </draw:text-box>
        </draw:frame>
        <draw:frame presentation:style-name="pr2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Neem een leeg blad papier</text:p>
              </text:list-item>
              <text:list-item>
                <text:p>In ~5 min: zoveel mogelijk opschrijven</text:p>
                <text:list>
                  <text:list-item>
                    <text:p>duid aan met markeerstift</text:p>
                  </text:list-item>
                </text:list>
              </text:list-item>
              <text:list-item>
                <text:p>Overleg met medestudent, vul nota’s aan</text:p>
                <text:list>
                  <text:list-item>
                    <text:p>markeer in een andere kleur</text:p>
                  </text:list-item>
                </text:list>
              </text:list-item>
              <text:list-item>
                <text:p>Neem de cursus er bij, vul ontbrekende zaken aan</text:p>
                <text:list>
                  <text:list-item>
                    <text:p>je weet nu wat je al kent, en waar je nog problemen mee hebt!</text:p>
                  </text:list-item>
                </text:list>
              </text:list-item>
              <text:list-item>
                <text:p>Herhaal dit regelmatig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langrijke Onderwerp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eetniveau’s</text:p>
                <text:list>
                  <text:list-item>
                    <text:p>Lijst alle meetniveau’s op</text:p>
                  </text:list-item>
                  <text:list-item>
                    <text:p>Definieer elk</text:p>
                  </text:list-item>
                  <text:list-item>
                    <text:p>Geef een voorbeeld van elk</text:p>
                  </text:list-item>
                </text:list>
              </text:list-item>
              <text:list-item>
                <text:p>Analyse van 1 variabele</text:p>
                <text:list>
                  <text:list-item>
                    <text:p>Lijst alle meetniveaus op</text:p>
                  </text:list-item>
                  <text:list-item>
                    <text:p>Geef voor elk</text:p>
                    <text:list>
                      <text:list-item>
                        <text:p>geschikt grafiektype</text:p>
                      </text:list-item>
                      <text:list-item>
                        <text:p>centrum- en spreidingsma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langrijke Onderwerp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atistische toetsen</text:p>
                <text:list>
                  <text:list-item>
                    <text:p>Schets de situatie van een rechtszijdige z-toets</text:p>
                  </text:list-item>
                  <text:list-item>
                    <text:p>Teken gausscurve en duid aan: alfa, steekproefgemiddelde, g, p, aanvaardings/kritiek gebied, enz.</text:p>
                  </text:list-item>
                </text:list>
              </text:list-item>
              <text:list-item>
                <text:p>Analyse van 2 variabelen</text:p>
                <text:list>
                  <text:list-item>
                    <text:p>Lijst combinaties onafh/afh variabelen op</text:p>
                  </text:list-item>
                  <text:list-item>
                    <text:p>Geef voor elk de geschikte</text:p>
                    <text:list>
                      <text:list-item>
                        <text:p>grafiektypes</text:p>
                      </text:list-item>
                      <text:list-item>
                        <text:p>analysetechnieken om een verband te zoe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1:26:47.989178258</meta:creation-date>
    <dc:date>2019-05-10T11:39:21.264171521</dc:date>
    <meta:editing-duration>PT12M33S</meta:editing-duration>
    <meta:editing-cycles>2</meta:editing-cycles>
    <meta:generator>LibreOffice/6.1.5.2$Linux_X86_64 LibreOffice_project/10$Build-2</meta:generator>
    <meta:document-statistic meta:object-count="33"/>
  </office:meta>
</office:document-meta>
</file>